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35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1.67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pe_capaciti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# pipes</text:p>
          </table:table-cell>
          <table:table-cell office:value-type="string" calcext:value-type="string">
            <text:p>total cap</text:p>
          </table:table-cell>
          <table:table-cell table:number-columns-repeated="3"/>
        </table:table-row>
        <table:table-row table:style-name="ro1">
          <table:table-cell office:value-type="float" office:value="988.8017763" calcext:value-type="float">
            <text:p>988.801776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C2]*[.A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2.258337" calcext:value-type="float">
            <text:p>1602.25833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C3]*[.A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8.986618" calcext:value-type="float">
            <text:p>1908.986618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formula="of:=[.C4]*[.A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9.079038" calcext:value-type="float">
            <text:p>2369.079038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formula="of:=[.C5]*[.A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9.171459" calcext:value-type="float">
            <text:p>2829.171459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C6]*[.A6]" office:value-type="float" office:value="2829.171459" calcext:value-type="float">
            <text:p>2829.171459</text:p>
          </table:table-cell>
          <table:table-cell table:number-columns-repeated="3"/>
        </table:table-row>
        <table:table-row table:style-name="ro1">
          <table:table-cell office:value-type="float" office:value="3289.263879" calcext:value-type="float">
            <text:p>3289.263879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7]*[.A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9.3563" calcext:value-type="float">
            <text:p>3749.356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formula="of:=[.C8]*[.A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56.084581" calcext:value-type="float">
            <text:p>4056.084581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formula="of:=[.C9]*[.A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m:</text:p>
          </table:table-cell>
          <table:table-cell table:formula="of:=SUM([.D2:.D9])" office:value-type="float" office:value="2829.171459" calcext:value-type="float">
            <text:p>2829.1714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7:12:06.7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30T17:32:40.557000000</dc:date>
    <meta:editing-duration>PT16M3S</meta:editing-duration>
    <meta:editing-cycles>2</meta:editing-cycles>
    <meta:generator>LibreOffice/7.0.3.1$Windows_X86_64 LibreOffice_project/d7547858d014d4cf69878db179d326fc3483e082</meta:generator>
    <meta:document-statistic meta:table-count="1" meta:cell-count="38" meta:object-count="0"/>
  </office:meta>
</office:document-meta>
</file>